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9.004cm" svg:x="5.575cm" svg:y="16.123cm">
            <draw:object draw:notify-on-update-of-ranges="Feuille1.D23:Feuille1.D23 Feuille1.D24:Feuille1.D27 Feuille1.E23:Feuille1.E23 Feuille1.E24:Feuille1.E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4cm" svg:x="22.578cm" svg:y="16.097cm">
            <draw:object draw:notify-on-update-of-ranges="Feuille1.F23:Feuille1.F23 Feuille1.F24:Feuille1.F28 Feuille1.G23:Feuille1.G23 Feuille1.G24:Feuille1.G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9.004cm" svg:x="5.687cm" svg:y="25.579cm">
            <draw:object draw:notify-on-update-of-ranges="Feuille1.K23:Feuille1.K23 Feuille1.K24:Feuille1.K27 Feuille1.L23:Feuille1.L23 Feuille1.L24:Feuille1.L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9.004cm" svg:x="22.69cm" svg:y="25.552cm">
            <draw:object draw:notify-on-update-of-ranges="Feuille1.M23:Feuille1.M23 Feuille1.M24:Feuille1.M28 Feuille1.N23:Feuille1.N23 Feuille1.N24:Feuille1.N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9.004cm" svg:x="40.166cm" svg:y="16.203cm">
            <draw:object draw:notify-on-update-of-ranges="Feuille1.A1:Feuille1.A1 Feuille1.A2:Feuille1.A21 Feuille1.B1:Feuille1.B1 Feuille1.B2:Feuille1.B21 Feuille1.C1:Feuille1.C1 Feuille1.C2:Feuille1.C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cm" svg:height="8.792cm" svg:x="40.305cm" svg:y="25.712cm">
            <draw:object draw:notify-on-update-of-ranges="Feuille1.H1:Feuille1.H1 Feuille1.H2:Feuille1.H21 Feuille1.I1:Feuille1.I1 Feuille1.I2:Feuille1.I21 Feuille1.J1:Feuille1.J1 Feuille1.J2:Feuille1.J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mbre de nœuds</text:p>
          </table:table-cell>
          <table:table-cell table:style-name="Default" office:value-type="string" calcext:value-type="string">
            <text:p>Probabilité d'une arêtes</text:p>
          </table:table-cell>
          <table:table-cell office:value-type="string" calcext:value-type="string">
            <text:p>temps en milliseconde</text:p>
          </table:table-cell>
          <table:table-cell table:number-columns-repeated="4"/>
          <table:table-cell office:value-type="string" calcext:value-type="string">
            <text:p>Nombre de nœuds</text:p>
          </table:table-cell>
          <table:table-cell table:style-name="Default" office:value-type="string" calcext:value-type="string">
            <text:p>Probabilité d'une arêtes</text:p>
          </table:table-cell>
          <table:table-cell office:value-type="string" calcext:value-type="string">
            <text:p>temps en millisecond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1160" calcext:value-type="float">
            <text:p>1116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Nombre de nœuds</text:p>
          </table:table-cell>
          <table:table-cell office:value-type="string" calcext:value-type="string">
            <text:p>Moyenne par nombre de nœuds</text:p>
          </table:table-cell>
          <table:table-cell office:value-type="string" calcext:value-type="string">
            <text:p>Probabilité d'arête</text:p>
          </table:table-cell>
          <table:table-cell office:value-type="string" calcext:value-type="string">
            <text:p>Moyenne par nombre d'arêtes</text:p>
          </table:table-cell>
          <table:table-cell/>
          <table:table-cell table:style-name="Default"/>
          <table:table-cell/>
          <table:table-cell office:value-type="string" calcext:value-type="string">
            <text:p>Nombre de nœuds</text:p>
          </table:table-cell>
          <table:table-cell office:value-type="string" calcext:value-type="string">
            <text:p>Moyenne par nombre de nœuds</text:p>
          </table:table-cell>
          <table:table-cell office:value-type="string" calcext:value-type="string">
            <text:p>Probabilité d'arête</text:p>
          </table:table-cell>
          <table:table-cell office:value-type="string" calcext:value-type="string">
            <text:p>Moyenne par nombre d'arêtes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formula="of:=SUM([.C2:.C6])/4" office:value-type="float" office:value="1.75" calcext:value-type="float">
            <text:p>1,75</text:p>
          </table:table-cell>
          <table:table-cell table:style-name="ce1" office:value-type="percentage" office:value="0.1" calcext:value-type="percentage">
            <text:p>10,00%</text:p>
          </table:table-cell>
          <table:table-cell table:formula="of:=SUM([.C2];[.C7];[.C12];[.C17])/4" office:value-type="float" office:value="5" calcext:value-type="float">
            <text:p>5</text:p>
          </table:table-cell>
          <table:table-cell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formula="of:=SUM([.J2:.J6])/4" office:value-type="float" office:value="35.5" calcext:value-type="float">
            <text:p>35,5</text:p>
          </table:table-cell>
          <table:table-cell table:style-name="ce1" office:value-type="percentage" office:value="0.1" calcext:value-type="percentage">
            <text:p>10,00%</text:p>
          </table:table-cell>
          <table:table-cell table:formula="of:=SUM([.J2];[.J7];[.J12];[.J17])/4" office:value-type="float" office:value="421.75" calcext:value-type="float">
            <text:p>421,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formula="of:=SUM([.C7:.C11])/4" office:value-type="float" office:value="4" calcext:value-type="float">
            <text:p>4</text:p>
          </table:table-cell>
          <table:table-cell table:style-name="ce1" office:value-type="percentage" office:value="0.3" calcext:value-type="percentage">
            <text:p>30,00%</text:p>
          </table:table-cell>
          <table:table-cell table:formula="of:=SUM([.C3];[.C8];[.C13];[.C18])/4" office:value-type="float" office:value="4.5" calcext:value-type="float">
            <text:p>4,5</text:p>
          </table:table-cell>
          <table:table-cell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formula="of:=SUM([.J7:.J11])/4" office:value-type="float" office:value="222.5" calcext:value-type="float">
            <text:p>222,5</text:p>
          </table:table-cell>
          <table:table-cell table:style-name="ce1" office:value-type="percentage" office:value="0.3" calcext:value-type="percentage">
            <text:p>30,00%</text:p>
          </table:table-cell>
          <table:table-cell table:formula="of:=SUM([.J3];[.J8];[.J13];[.J18])/4" office:value-type="float" office:value="1296.75" calcext:value-type="float">
            <text:p>1296,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40" calcext:value-type="float">
            <text:p>40</text:p>
          </table:table-cell>
          <table:table-cell table:formula="of:=SUM([.C12:.C16])/4" office:value-type="float" office:value="8.25" calcext:value-type="float">
            <text:p>8,25</text:p>
          </table:table-cell>
          <table:table-cell table:style-name="ce1" office:value-type="percentage" office:value="0.5" calcext:value-type="percentage">
            <text:p>50,00%</text:p>
          </table:table-cell>
          <table:table-cell table:formula="of:=SUM([.C4];[.C9];[.C14];[.C19])/4" office:value-type="float" office:value="3.75" calcext:value-type="float">
            <text:p>3,75</text:p>
          </table:table-cell>
          <table:table-cell/>
          <table:table-cell table:style-name="Default"/>
          <table:table-cell/>
          <table:table-cell office:value-type="float" office:value="40" calcext:value-type="float">
            <text:p>40</text:p>
          </table:table-cell>
          <table:table-cell table:formula="of:=SUM([.J12:.J16])/4" office:value-type="float" office:value="3295" calcext:value-type="float">
            <text:p>3295</text:p>
          </table:table-cell>
          <table:table-cell table:style-name="ce1" office:value-type="percentage" office:value="0.5" calcext:value-type="percentage">
            <text:p>50,00%</text:p>
          </table:table-cell>
          <table:table-cell table:formula="of:=SUM([.J4];[.J9];[.J14];[.J19])/4" office:value-type="float" office:value="2100.75" calcext:value-type="float">
            <text:p>2100,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50" calcext:value-type="float">
            <text:p>50</text:p>
          </table:table-cell>
          <table:table-cell table:formula="of:=SUM([.C17:.C21])/4" office:value-type="float" office:value="8" calcext:value-type="float">
            <text:p>8</text:p>
          </table:table-cell>
          <table:table-cell table:style-name="ce1" office:value-type="percentage" office:value="0.7" calcext:value-type="percentage">
            <text:p>70,00%</text:p>
          </table:table-cell>
          <table:table-cell table:formula="of:=SUM([.C5];[.C10];[.C15];[.C20])/4" office:value-type="float" office:value="4.5" calcext:value-type="float">
            <text:p>4,5</text:p>
          </table:table-cell>
          <table:table-cell/>
          <table:table-cell table:style-name="Default"/>
          <table:table-cell/>
          <table:table-cell office:value-type="float" office:value="50" calcext:value-type="float">
            <text:p>50</text:p>
          </table:table-cell>
          <table:table-cell table:formula="of:=SUM([.J17:.J21])/4" office:value-type="float" office:value="7351.5" calcext:value-type="float">
            <text:p>7351,5</text:p>
          </table:table-cell>
          <table:table-cell table:style-name="ce1" office:value-type="percentage" office:value="0.7" calcext:value-type="percentage">
            <text:p>70,00%</text:p>
          </table:table-cell>
          <table:table-cell table:formula="of:=SUM([.J5];[.J10];[.J15];[.J20])/4" office:value-type="float" office:value="3044.5" calcext:value-type="float">
            <text:p>3044,5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percentage" office:value="0.9" calcext:value-type="percentage">
            <text:p>90,00%</text:p>
          </table:table-cell>
          <table:table-cell table:formula="of:=SUM([.C6];[.C11];[.C16];[.C21])/4" office:value-type="float" office:value="4.25" calcext:value-type="float">
            <text:p>4,25</text:p>
          </table:table-cell>
          <table:table-cell/>
          <table:table-cell table:style-name="Default"/>
          <table:table-cell table:number-columns-repeated="3"/>
          <table:table-cell table:style-name="ce1" office:value-type="percentage" office:value="0.9" calcext:value-type="percentage">
            <text:p>90,00%</text:p>
          </table:table-cell>
          <table:table-cell table:formula="of:=SUM([.J6];[.J11];[.J16];[.J21])/4" office:value-type="float" office:value="4040.75" calcext:value-type="float">
            <text:p>4040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9:31:26.221621283</meta:creation-date>
    <dc:date>2017-05-04T20:45:57.592727330</dc:date>
    <meta:editing-duration>PT14M50S</meta:editing-duration>
    <meta:editing-cycles>1</meta:editing-cycles>
    <meta:document-statistic meta:table-count="1" meta:cell-count="170" meta:object-count="6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202cm" svg:y="0.316cm" chart:style-name="ch2">
          <text:p>Kruskal</text:p>
        </chart:title>
        <chart:subtitle svg:x="6.514cm" svg:y="1.275cm" chart:style-name="ch3">
          <text:p>En fonction de N</text:p>
        </chart:subtitle>
        <chart:legend chart:legend-position="end" svg:x="10.952cm" svg:y="4.004cm" style:legend-expansion="high" chart:style-name="ch4"/>
        <chart:plot-area chart:style-name="ch5" table:cell-range-address="Feuille1.D23:Feuille1.E27" chart:data-source-has-labels="both" svg:x="1.331cm" svg:y="2.138cm" svg:width="9.301cm" svg:height="5.706cm">
          <chartooo:coordinate-region svg:x="1.767cm" svg:y="2.337cm" svg:width="8.678cm" svg:height="4.86cm"/>
          <chart:axis chart:dimension="x" chart:name="primary-x" chart:style-name="ch6" chartooo:axis-type="auto">
            <chartooo:date-scale/>
            <chart:title svg:x="4.508cm" svg:y="8.024cm" chart:style-name="ch7">
              <text:p>Nombre de noeuds</text:p>
            </chart:title>
            <chart:categories table:cell-range-address="Feuille1.D24:Feuille1.D27"/>
          </chart:axis>
          <chart:axis chart:dimension="y" chart:name="primary-y" chart:style-name="ch6">
            <chart:title svg:x="0.451cm" svg:y="6.0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E24:Feuille1.E27" chart:label-cell-address="Feuille1.E23:Feuille1.E2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par nombre de nœuds</text:p>
                <draw:g>
                  <svg:desc>Feuille1.E23:Feuille1.E2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D24:Feuille1.D27</svg:desc>
                </draw:g>
              </table:table-cell>
              <table:table-cell office:value-type="float" office:value="1.75">
                <text:p>1.75</text:p>
                <draw:g>
                  <svg:desc>Feuille1.E24:Feuille1.E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202cm" svg:y="0.316cm" chart:style-name="ch2">
          <text:p>Kruskal</text:p>
        </chart:title>
        <chart:subtitle svg:x="6.514cm" svg:y="1.275cm" chart:style-name="ch3">
          <text:p>En fonction de P</text:p>
        </chart:subtitle>
        <chart:legend chart:legend-position="end" svg:x="10.132cm" svg:y="4.203cm" style:legend-expansion="high" chart:style-name="ch4"/>
        <chart:plot-area chart:style-name="ch5" table:cell-range-address="Feuille1.F23:Feuille1.G28" chart:data-source-has-labels="both" svg:x="1.331cm" svg:y="2.138cm" svg:width="8.481cm" svg:height="5.706cm">
          <chartooo:coordinate-region svg:x="1.913cm" svg:y="2.337cm" svg:width="7.315cm" svg:height="4.86cm"/>
          <chart:axis chart:dimension="x" chart:name="primary-x" chart:style-name="ch6" chartooo:axis-type="auto">
            <chartooo:date-scale/>
            <chart:title svg:x="3.794cm" svg:y="8.024cm" chart:style-name="ch7">
              <text:p>Probabilité d'arête en %</text:p>
            </chart:title>
            <chart:categories table:cell-range-address="Feuille1.F24:Feuille1.F28"/>
          </chart:axis>
          <chart:axis chart:dimension="y" chart:name="primary-y" chart:style-name="ch8">
            <chart:title svg:x="0.451cm" svg:y="6.04cm" chart:style-name="ch9">
              <text:p>Temps en ms</text:p>
            </chart:title>
            <chart:grid chart:style-name="ch10" chart:class="major"/>
          </chart:axis>
          <chart:series chart:style-name="ch11" chart:values-cell-range-address="Feuille1.G24:Feuille1.G28" chart:label-cell-address="Feuille1.G23:Feuille1.G2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par nombre d'arêtes</text:p>
                <draw:g>
                  <svg:desc>Feuille1.G23:Feuille1.G2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Feuille1.F24:Feuille1.F28</svg:desc>
                </draw:g>
              </table:table-cell>
              <table:table-cell office:value-type="float" office:value="5">
                <text:p>5</text:p>
                <draw:g>
                  <svg:desc>Feuille1.G24:Feuille1.G2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.25">
                <text:p>4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467cm" svg:y="0.316cm" chart:style-name="ch2">
          <text:p>Prim</text:p>
        </chart:title>
        <chart:subtitle svg:x="6.514cm" svg:y="1.275cm" chart:style-name="ch3">
          <text:p>En fonction de N</text:p>
        </chart:subtitle>
        <chart:legend chart:legend-position="end" svg:x="10.952cm" svg:y="4.004cm" style:legend-expansion="high" chart:style-name="ch4"/>
        <chart:plot-area chart:style-name="ch5" table:cell-range-address="Feuille1.K23:Feuille1.L27" chart:data-source-has-labels="both" svg:x="1.331cm" svg:y="2.138cm" svg:width="9.301cm" svg:height="5.706cm">
          <chartooo:coordinate-region svg:x="2.323cm" svg:y="2.337cm" svg:width="8.122cm" svg:height="4.86cm"/>
          <chart:axis chart:dimension="x" chart:name="primary-x" chart:style-name="ch6" chartooo:axis-type="auto">
            <chartooo:date-scale/>
            <chart:title svg:x="4.508cm" svg:y="8.024cm" chart:style-name="ch7">
              <text:p>Nombre de noeuds</text:p>
            </chart:title>
            <chart:categories table:cell-range-address="Feuille1.K24:Feuille1.K27"/>
          </chart:axis>
          <chart:axis chart:dimension="y" chart:name="primary-y" chart:style-name="ch6">
            <chart:title svg:x="0.451cm" svg:y="6.0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L24:Feuille1.L27" chart:label-cell-address="Feuille1.L23:Feuille1.L23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par nombre de nœuds</text:p>
                <draw:g>
                  <svg:desc>Feuille1.L23:Feuille1.L2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K24:Feuille1.K27</svg:desc>
                </draw:g>
              </table:table-cell>
              <table:table-cell office:value-type="float" office:value="35.5">
                <text:p>35.5</text:p>
                <draw:g>
                  <svg:desc>Feuille1.L24:Feuille1.L2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351.5">
                <text:p>735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467cm" svg:y="0.316cm" chart:style-name="ch2">
          <text:p>Prim</text:p>
        </chart:title>
        <chart:subtitle svg:x="6.514cm" svg:y="1.275cm" chart:style-name="ch3">
          <text:p>En fonction de P</text:p>
        </chart:subtitle>
        <chart:legend chart:legend-position="end" svg:x="10.132cm" svg:y="4.203cm" style:legend-expansion="high" chart:style-name="ch4"/>
        <chart:plot-area chart:style-name="ch5" table:cell-range-address="Feuille1.M23:Feuille1.N28" chart:data-source-has-labels="both" svg:x="1.331cm" svg:y="2.138cm" svg:width="8.481cm" svg:height="5.706cm">
          <chartooo:coordinate-region svg:x="2.323cm" svg:y="2.337cm" svg:width="6.905cm" svg:height="4.86cm"/>
          <chart:axis chart:dimension="x" chart:name="primary-x" chart:style-name="ch6" chartooo:axis-type="auto">
            <chartooo:date-scale/>
            <chart:title svg:x="3.476cm" svg:y="8.024cm" chart:style-name="ch7">
              <text:p>Probabilité d'une arête en %</text:p>
            </chart:title>
            <chart:categories table:cell-range-address="Feuille1.M24:Feuille1.M28"/>
          </chart:axis>
          <chart:axis chart:dimension="y" chart:name="primary-y" chart:style-name="ch8">
            <chart:title svg:x="0.451cm" svg:y="6.04cm" chart:style-name="ch9">
              <text:p>Temps en ms</text:p>
            </chart:title>
            <chart:grid chart:style-name="ch10" chart:class="major"/>
          </chart:axis>
          <chart:series chart:style-name="ch11" chart:values-cell-range-address="Feuille1.N24:Feuille1.N28" chart:label-cell-address="Feuille1.N23:Feuille1.N2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par nombre d'arêtes</text:p>
                <draw:g>
                  <svg:desc>Feuille1.N23:Feuille1.N2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Feuille1.M24:Feuille1.M28</svg:desc>
                </draw:g>
              </table:table-cell>
              <table:table-cell office:value-type="float" office:value="421.75">
                <text:p>421.75</text:p>
                <draw:g>
                  <svg:desc>Feuille1.N24:Feuille1.N2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296.75">
                <text:p>1296.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100.75">
                <text:p>2100.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044.5">
                <text:p>3044.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040.75">
                <text:p>4040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title svg:x="7.202cm" svg:y="0.316cm" chart:style-name="ch2">
          <text:p>Kruskal</text:p>
        </chart:title>
        <chart:subtitle svg:x="6.117cm" svg:y="1.275cm" chart:style-name="ch3">
          <text:p>En fonction de N et P</text:p>
        </chart:subtitle>
        <chart:legend chart:legend-position="end" svg:x="11.084cm" svg:y="3.954cm" style:legend-expansion="high" chart:style-name="ch4"/>
        <chart:plot-area chart:style-name="ch5" table:cell-range-address="Feuille1.A1:Feuille1.C21" chart:data-source-has-labels="both" svg:x="1.331cm" svg:y="2.138cm" svg:width="9.433cm" svg:height="5.706cm">
          <chartooo:coordinate-region svg:x="1.767cm" svg:y="2.337cm" svg:width="8.937cm" svg:height="4.462cm"/>
          <chart:axis chart:dimension="x" chart:name="primary-x" chart:style-name="ch6" chartooo:axis-type="auto">
            <chartooo:date-scale/>
            <chart:title svg:x="4.574cm" svg:y="8.024cm" chart:style-name="ch7">
              <text:p>Nombre de noeuds</text:p>
            </chart:title>
            <chart:categories table:cell-range-address="Feuille1.A2:Feuille1.A21"/>
          </chart:axis>
          <chart:axis chart:dimension="y" chart:name="primary-y" chart:style-name="ch8">
            <chart:title svg:x="0.451cm" svg:y="6.04cm" chart:style-name="ch9">
              <text:p>Temps en ms</text:p>
            </chart:title>
            <chart:grid chart:style-name="ch10" chart:class="major"/>
          </chart:axis>
          <chart:series chart:style-name="ch11" chart:values-cell-range-address="Feuille1.B2:Feuille1.B21" chart:label-cell-address="Feuille1.B1:Feuille1.B1" chart:class="chart:bar">
            <chart:data-point chart:repeated="20"/>
          </chart:series>
          <chart:series chart:style-name="ch12" chart:values-cell-range-address="Feuille1.C2:Feuille1.C21" chart:label-cell-address="Feuille1.C1:Feuille1.C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 d'une arêtes</text:p>
                <draw:g>
                  <svg:desc>Feuille1.B1:Feuille1.B1</svg:desc>
                </draw:g>
              </table:table-cell>
              <table:table-cell office:value-type="string">
                <text:p>temps en milliseconde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A2:Feuille1.A21</svg:desc>
                </draw:g>
              </table:table-cell>
              <table:table-cell office:value-type="float" office:value="0.1">
                <text:p>0.1</text:p>
                <draw:g>
                  <svg:desc>Feuille1.B2:Feuille1.B21</svg:desc>
                </draw:g>
              </table:table-cell>
              <table:table-cell office:value-type="float" office:value="2">
                <text:p>2</text:p>
                <draw:g>
                  <svg:desc>Feuille1.C2:Feuille1.C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">
                <text:p>0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">
                <text:p>0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">
                <text:p>0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">
                <text:p>0.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793cm" xlink:href=".." xlink:type="simple" chart:class="chart:bar" chart:style-name="ch1">
        <chart:title svg:x="7.467cm" svg:y="0.311cm" chart:style-name="ch2">
          <text:p>Prim</text:p>
        </chart:title>
        <chart:subtitle svg:x="6.117cm" svg:y="1.265cm" chart:style-name="ch3">
          <text:p>En fonction de N et P</text:p>
        </chart:subtitle>
        <chart:legend chart:legend-position="end" svg:x="11.085cm" svg:y="3.848cm" style:legend-expansion="high" chart:style-name="ch4"/>
        <chart:plot-area chart:style-name="ch5" table:cell-range-address="Feuille1.H1:Feuille1.J21" chart:data-source-has-labels="both" svg:x="1.331cm" svg:y="2.123cm" svg:width="9.434cm" svg:height="5.514cm">
          <chartooo:coordinate-region svg:x="2.508cm" svg:y="2.322cm" svg:width="8.179cm" svg:height="4.27cm"/>
          <chart:axis chart:dimension="x" chart:name="primary-x" chart:style-name="ch6" chartooo:axis-type="auto">
            <chartooo:date-scale/>
            <chart:title svg:x="4.575cm" svg:y="7.812cm" chart:style-name="ch7">
              <text:p>Nombre de noeuds</text:p>
            </chart:title>
            <chart:categories table:cell-range-address="Feuille1.H2:Feuille1.H21"/>
          </chart:axis>
          <chart:axis chart:dimension="y" chart:name="primary-y" chart:style-name="ch8">
            <chart:title svg:x="0.451cm" svg:y="5.929cm" chart:style-name="ch9">
              <text:p>Temps en ms</text:p>
            </chart:title>
            <chart:grid chart:style-name="ch10" chart:class="major"/>
          </chart:axis>
          <chart:series chart:style-name="ch11" chart:values-cell-range-address="Feuille1.I2:Feuille1.I21" chart:label-cell-address="Feuille1.I1:Feuille1.I1" chart:class="chart:bar">
            <chart:data-point chart:repeated="20"/>
          </chart:series>
          <chart:series chart:style-name="ch12" chart:values-cell-range-address="Feuille1.J2:Feuille1.J21" chart:label-cell-address="Feuille1.J1:Feuille1.J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 d'une arêtes</text:p>
                <draw:g>
                  <svg:desc>Feuille1.I1:Feuille1.I1</svg:desc>
                </draw:g>
              </table:table-cell>
              <table:table-cell office:value-type="string">
                <text:p>temps en milliseconde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H2:Feuille1.H21</svg:desc>
                </draw:g>
              </table:table-cell>
              <table:table-cell office:value-type="float" office:value="0.1">
                <text:p>0.1</text:p>
                <draw:g>
                  <svg:desc>Feuille1.I2:Feuille1.I21</svg:desc>
                </draw:g>
              </table:table-cell>
              <table:table-cell office:value-type="float" office:value="16">
                <text:p>16</text:p>
                <draw:g>
                  <svg:desc>Feuille1.J2:Feuille1.J2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">
                <text:p>0.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">
                <text:p>0.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">
                <text:p>0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">
                <text:p>0.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">
                <text:p>0.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">
                <text:p>0.5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">
                <text:p>0.7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">
                <text:p>0.9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">
                <text:p>0.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">
                <text:p>0.7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">
                <text:p>0.9</text:p>
              </table:table-cell>
              <table:table-cell office:value-type="float" office:value="11160">
                <text:p>111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